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8pt" officeooo:rsid="00082fd7" officeooo:paragraph-rsid="000cf318" fo:background-color="#d4ea6b" style:font-size-asian="8pt" style:font-size-complex="8pt"/>
    </style:style>
    <style:style style:name="P2" style:family="paragraph" style:parent-style-name="Standard">
      <style:text-properties style:font-name="Liberation Mono" fo:font-size="8pt" officeooo:paragraph-rsid="0005ec39" fo:background-color="#d4ea6b" style:font-size-asian="8pt" style:font-size-complex="8pt"/>
    </style:style>
    <style:style style:name="P3" style:family="paragraph" style:parent-style-name="Standard">
      <style:text-properties style:font-name="Liberation Mono" fo:font-size="8pt" officeooo:paragraph-rsid="0017cf39" style:font-size-asian="8pt" style:font-size-complex="8pt"/>
    </style:style>
    <style:style style:name="P4" style:family="paragraph" style:parent-style-name="Standard">
      <style:text-properties style:font-name="Liberation Mono" fo:font-size="8pt" officeooo:paragraph-rsid="000cf318" style:font-size-asian="8pt" style:font-size-complex="8pt"/>
    </style:style>
    <style:style style:name="P5" style:family="paragraph" style:parent-style-name="Standard">
      <style:text-properties style:font-name="Liberation Mono" fo:font-size="8pt" officeooo:paragraph-rsid="00082fd7" style:font-size-asian="8pt" style:font-size-complex="8pt"/>
    </style:style>
    <style:style style:name="P6" style:family="paragraph" style:parent-style-name="Standard">
      <style:text-properties style:font-name="Liberation Mono" fo:font-size="8pt" officeooo:paragraph-rsid="000ef6d5" style:font-size-asian="8pt" style:font-size-complex="8pt"/>
    </style:style>
    <style:style style:name="P7" style:family="paragraph" style:parent-style-name="Standard">
      <style:text-properties style:font-name="Liberation Mono" fo:font-size="8pt" officeooo:paragraph-rsid="0010d455" style:font-size-asian="8pt" style:font-size-complex="8pt"/>
    </style:style>
    <style:style style:name="P8" style:family="paragraph" style:parent-style-name="Standard">
      <style:text-properties style:font-name="Liberation Mono" fo:font-size="8pt" officeooo:paragraph-rsid="00232f4d" style:font-size-asian="8pt" style:font-size-complex="8pt"/>
    </style:style>
    <style:style style:name="P9" style:family="paragraph" style:parent-style-name="Standard">
      <style:text-properties style:font-name="Liberation Mono" fo:font-size="8pt" officeooo:paragraph-rsid="0027d79d" style:font-size-asian="8pt" style:font-size-complex="8pt"/>
    </style:style>
    <style:style style:name="P10" style:family="paragraph" style:parent-style-name="Standard">
      <style:text-properties style:font-name="Liberation Mono" fo:font-size="8pt" officeooo:paragraph-rsid="00286f5f" style:font-size-asian="8pt" style:font-size-complex="8pt"/>
    </style:style>
    <style:style style:name="P11" style:family="paragraph" style:parent-style-name="Standard">
      <style:text-properties style:font-name="Liberation Mono" fo:font-size="8pt" officeooo:rsid="00082fd7" officeooo:paragraph-rsid="000cf318" fo:background-color="transparent" style:font-size-asian="8pt" style:font-size-complex="8pt"/>
    </style:style>
    <style:style style:name="P12" style:family="paragraph" style:parent-style-name="Standard">
      <style:text-properties style:font-name="Liberation Mono" fo:font-size="8pt" fo:font-weight="normal" officeooo:rsid="00082fd7" officeooo:paragraph-rsid="00082fd7" fo:background-color="#d4ea6b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Liberation Mono" fo:font-size="8pt" fo:font-weight="normal" officeooo:rsid="00082fd7" officeooo:paragraph-rsid="0028ed0f" fo:background-color="#d4ea6b" style:font-size-asian="8pt" style:font-weight-asian="normal" style:font-size-complex="8pt" style:font-weight-complex="normal"/>
    </style:style>
    <style:style style:name="P14" style:family="paragraph" style:parent-style-name="Standard">
      <style:text-properties style:font-name="Liberation Mono" fo:font-size="8pt" fo:font-weight="normal" officeooo:rsid="00082fd7" officeooo:paragraph-rsid="00333a53" fo:background-color="#d4ea6b" style:font-size-asian="8pt" style:font-weight-asian="normal" style:font-size-complex="8pt" style:font-weight-complex="normal"/>
    </style:style>
    <style:style style:name="P15" style:family="paragraph" style:parent-style-name="Standard">
      <style:text-properties style:font-name="Liberation Mono" fo:font-size="8pt" fo:font-weight="normal" officeooo:rsid="000cf318" officeooo:paragraph-rsid="00082fd7" fo:background-color="#d4ea6b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Liberation Mono" fo:font-size="8pt" fo:font-weight="normal" officeooo:rsid="000cf318" officeooo:paragraph-rsid="0010a387" fo:background-color="#d4ea6b" style:font-size-asian="8pt" style:font-weight-asian="normal" style:font-size-complex="8pt" style:font-weight-complex="normal"/>
    </style:style>
    <style:style style:name="P17" style:family="paragraph" style:parent-style-name="Standard">
      <style:text-properties style:font-name="Liberation Mono" fo:font-size="8pt" fo:font-weight="normal" officeooo:rsid="000cf318" officeooo:paragraph-rsid="0010fde3" fo:background-color="#d4ea6b" style:font-size-asian="8pt" style:font-weight-asian="normal" style:font-size-complex="8pt" style:font-weight-complex="normal"/>
    </style:style>
    <style:style style:name="P18" style:family="paragraph" style:parent-style-name="Standard">
      <style:text-properties style:font-name="Liberation Mono" fo:font-size="8pt" fo:font-weight="normal" officeooo:rsid="0022c4c4" officeooo:paragraph-rsid="000cf318" fo:background-color="#d4ea6b" style:font-size-asian="8pt" style:font-weight-asian="normal" style:font-size-complex="8pt" style:font-weight-complex="normal"/>
    </style:style>
    <style:style style:name="P19" style:family="paragraph" style:parent-style-name="Standard">
      <style:text-properties style:font-name="Liberation Mono" fo:font-size="8pt" fo:font-weight="normal" officeooo:rsid="00126482" officeooo:paragraph-rsid="00126482" fo:background-color="#d4ea6b" style:font-size-asian="8pt" style:font-weight-asian="normal" style:font-size-complex="8pt" style:font-weight-complex="normal"/>
    </style:style>
    <style:style style:name="P20" style:family="paragraph" style:parent-style-name="Standard">
      <style:text-properties style:font-name="Liberation Mono" fo:font-size="8pt" fo:font-weight="normal" officeooo:rsid="00082fd7" officeooo:paragraph-rsid="0005ec39" style:font-size-asian="8pt" style:font-weight-asian="normal" style:font-size-complex="8pt" style:font-weight-complex="normal"/>
    </style:style>
    <style:style style:name="P21" style:family="paragraph" style:parent-style-name="Standard">
      <style:text-properties style:font-name="Liberation Mono" fo:font-size="8pt" fo:font-weight="normal" officeooo:rsid="00082fd7" officeooo:paragraph-rsid="00082fd7" style:font-size-asian="8pt" style:font-weight-asian="normal" style:font-size-complex="8pt" style:font-weight-complex="normal"/>
    </style:style>
    <style:style style:name="P22" style:family="paragraph" style:parent-style-name="Standard">
      <style:text-properties style:font-name="Liberation Mono" fo:font-size="8pt" fo:font-weight="normal" officeooo:rsid="00082fd7" officeooo:paragraph-rsid="000ef6d5" style:font-size-asian="8pt" style:font-weight-asian="normal" style:font-size-complex="8pt" style:font-weight-complex="normal"/>
    </style:style>
    <style:style style:name="P23" style:family="paragraph" style:parent-style-name="Standard">
      <style:text-properties style:font-name="Liberation Mono" fo:font-size="8pt" fo:font-weight="normal" officeooo:rsid="00082fd7" officeooo:paragraph-rsid="0014cbe6" style:font-size-asian="8pt" style:font-weight-asian="normal" style:font-size-complex="8pt" style:font-weight-complex="normal"/>
    </style:style>
    <style:style style:name="P24" style:family="paragraph" style:parent-style-name="Standard">
      <style:text-properties style:font-name="Liberation Mono" fo:font-size="8pt" fo:font-weight="normal" officeooo:rsid="00082fd7" officeooo:paragraph-rsid="00232f4d" style:font-size-asian="8pt" style:font-weight-asian="normal" style:font-size-complex="8pt" style:font-weight-complex="normal"/>
    </style:style>
    <style:style style:name="P25" style:family="paragraph" style:parent-style-name="Standard">
      <style:text-properties style:font-name="Liberation Mono" fo:font-size="8pt" fo:font-weight="normal" officeooo:rsid="00082fd7" officeooo:paragraph-rsid="003749df" style:font-size-asian="8pt" style:font-weight-asian="normal" style:font-size-complex="8pt" style:font-weight-complex="normal"/>
    </style:style>
    <style:style style:name="P26" style:family="paragraph" style:parent-style-name="Standard">
      <style:text-properties style:font-name="Liberation Mono" fo:font-size="8pt" fo:font-weight="normal" officeooo:rsid="000cf318" officeooo:paragraph-rsid="000e246e" style:font-size-asian="8pt" style:font-weight-asian="normal" style:font-size-complex="8pt" style:font-weight-complex="normal"/>
    </style:style>
    <style:style style:name="P27" style:family="paragraph" style:parent-style-name="Standard">
      <style:text-properties style:font-name="Liberation Mono" fo:font-size="8pt" fo:font-weight="normal" officeooo:rsid="000cf318" officeooo:paragraph-rsid="00286f5f" style:font-size-asian="8pt" style:font-weight-asian="normal" style:font-size-complex="8pt" style:font-weight-complex="normal"/>
    </style:style>
    <style:style style:name="P28" style:family="paragraph" style:parent-style-name="Standard">
      <style:text-properties style:font-name="Liberation Mono" fo:font-size="8pt" fo:font-weight="normal" officeooo:rsid="0028ed0f" officeooo:paragraph-rsid="0028ed0f" style:font-size-asian="8pt" style:font-weight-asian="normal" style:font-size-complex="8pt" style:font-weight-complex="normal"/>
    </style:style>
    <style:style style:name="P29" style:family="paragraph" style:parent-style-name="Standard">
      <style:text-properties style:font-name="Liberation Mono" fo:font-size="8pt" fo:font-weight="normal" officeooo:rsid="0028ed0f" officeooo:paragraph-rsid="002a448c" style:font-size-asian="8pt" style:font-weight-asian="normal" style:font-size-complex="8pt" style:font-weight-complex="normal"/>
    </style:style>
    <style:style style:name="P30" style:family="paragraph" style:parent-style-name="Standard">
      <style:text-properties style:font-name="Liberation Mono" fo:font-size="8pt" fo:font-weight="normal" officeooo:rsid="0028ed0f" officeooo:paragraph-rsid="002b9663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Liberation Mono" fo:font-size="8pt" fo:font-weight="normal" officeooo:rsid="0028ed0f" officeooo:paragraph-rsid="002d4a2d" style:font-size-asian="8pt" style:font-weight-asian="normal" style:font-size-complex="8pt" style:font-weight-complex="normal"/>
    </style:style>
    <style:style style:name="P32" style:family="paragraph" style:parent-style-name="Standard">
      <style:text-properties officeooo:paragraph-rsid="001d8cab"/>
    </style:style>
    <style:style style:name="P33" style:family="paragraph" style:parent-style-name="Standard">
      <style:text-properties fo:font-size="8pt" officeooo:paragraph-rsid="0017cf39" style:font-size-asian="8pt" style:font-size-complex="8pt"/>
    </style:style>
    <style:style style:name="P34" style:family="paragraph" style:parent-style-name="Standard">
      <style:text-properties fo:font-size="8pt" officeooo:paragraph-rsid="0014cbe6" style:font-size-asian="8pt" style:font-size-complex="8pt"/>
    </style:style>
    <style:style style:name="P35" style:family="paragraph" style:parent-style-name="Standard">
      <style:text-properties fo:font-size="8pt" officeooo:paragraph-rsid="001c6977" style:font-size-asian="8pt" style:font-size-complex="8pt"/>
    </style:style>
    <style:style style:name="P36" style:family="paragraph" style:parent-style-name="Standard">
      <style:text-properties fo:font-size="8pt" officeooo:paragraph-rsid="00232f4d" style:font-size-asian="8pt" style:font-size-complex="8pt"/>
    </style:style>
    <style:style style:name="P37" style:family="paragraph" style:parent-style-name="Standard">
      <style:text-properties fo:font-size="8pt" officeooo:paragraph-rsid="0027d79d" style:font-size-asian="8pt" style:font-size-complex="8pt"/>
    </style:style>
    <style:style style:name="P38" style:family="paragraph" style:parent-style-name="Standard">
      <style:text-properties fo:font-size="8pt" officeooo:paragraph-rsid="00286f5f" style:font-size-asian="8pt" style:font-size-complex="8pt"/>
    </style:style>
    <style:style style:name="P39" style:family="paragraph" style:parent-style-name="Standard">
      <style:text-properties officeooo:paragraph-rsid="0027d79d"/>
    </style:style>
    <style:style style:name="P40" style:family="paragraph" style:parent-style-name="Standard">
      <style:text-properties officeooo:paragraph-rsid="00286f5f"/>
    </style:style>
    <style:style style:name="P41" style:family="paragraph" style:parent-style-name="Standard">
      <style:text-properties officeooo:paragraph-rsid="0028ed0f"/>
    </style:style>
    <style:style style:name="P42" style:family="paragraph" style:parent-style-name="Standard">
      <style:text-properties officeooo:paragraph-rsid="002a448c"/>
    </style:style>
    <style:style style:name="P43" style:family="paragraph" style:parent-style-name="Standard">
      <style:text-properties officeooo:paragraph-rsid="002b9663"/>
    </style:style>
    <style:style style:name="P44" style:family="paragraph" style:parent-style-name="Standard">
      <style:text-properties officeooo:paragraph-rsid="002d4a2d"/>
    </style:style>
    <style:style style:name="P45" style:family="paragraph" style:parent-style-name="Standard">
      <style:text-properties fo:color="#000000" style:font-name="Liberation Mono" fo:font-size="8pt" fo:font-weight="normal" officeooo:rsid="0039b667" officeooo:paragraph-rsid="00126482" fo:background-color="transparent" style:font-size-asian="8pt" style:font-weight-asian="normal" style:font-size-complex="8pt" style:font-weight-complex="normal"/>
    </style:style>
    <style:style style:name="P46" style:family="paragraph" style:parent-style-name="Standard">
      <style:text-properties fo:color="#000000" style:font-name="Liberation Mono" fo:font-size="8pt" fo:font-weight="normal" officeooo:rsid="0039b667" officeooo:paragraph-rsid="0035d8ff" fo:background-color="transparent" style:font-size-asian="8pt" style:font-weight-asian="normal" style:font-size-complex="8pt" style:font-weight-complex="normal"/>
    </style:style>
    <style:style style:name="P47" style:family="paragraph" style:parent-style-name="Standard">
      <style:text-properties fo:color="#000000" style:font-name="Liberation Mono" fo:font-size="8pt" fo:font-weight="normal" officeooo:rsid="00082fd7" officeooo:paragraph-rsid="0035d8ff" fo:background-color="transparent" style:font-size-asian="8pt" style:font-weight-asian="normal" style:font-size-complex="8pt" style:font-weight-complex="normal"/>
    </style:style>
    <style:style style:name="P48" style:family="paragraph" style:parent-style-name="Standard">
      <style:text-properties fo:color="#000000" style:font-name="Liberation Mono" fo:font-size="8pt" fo:font-weight="normal" officeooo:rsid="00126482" officeooo:paragraph-rsid="0035d8ff" fo:background-color="#d4ea6b" style:font-name-asian="Noto Sans Mono CJK SC" style:font-size-asian="8pt" style:font-weight-asian="normal" style:font-name-complex="Liberation Mono" style:font-size-complex="8pt" style:font-weight-complex="normal"/>
    </style:style>
    <style:style style:name="P49" style:family="paragraph" style:parent-style-name="Standard">
      <style:text-properties officeooo:paragraph-rsid="00346985"/>
    </style:style>
    <style:style style:name="P50" style:family="paragraph" style:parent-style-name="Standard">
      <style:text-properties officeooo:paragraph-rsid="0037135a"/>
    </style:style>
    <style:style style:name="P51" style:family="paragraph" style:parent-style-name="Preformatted_20_Text">
      <style:text-properties style:font-name="Liberation Mono" fo:font-size="8pt" fo:font-weight="normal" officeooo:rsid="0039b667" officeooo:paragraph-rsid="00118313" style:font-size-asian="8pt" style:font-weight-asian="normal" style:font-size-complex="8pt" style:font-weight-complex="normal"/>
    </style:style>
    <style:style style:name="P52" style:family="paragraph" style:parent-style-name="Preformatted_20_Text">
      <style:text-properties style:font-name="Liberation Mono" fo:font-size="8pt" fo:font-weight="normal" officeooo:rsid="0039b667" officeooo:paragraph-rsid="00118313" fo:background-color="#d4ea6b" style:font-size-asian="8pt" style:font-weight-asian="normal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c4c4" style:font-weight-asian="normal" style:font-weight-complex="normal"/>
    </style:style>
    <style:style style:name="T3" style:family="text">
      <style:text-properties fo:font-weight="normal" officeooo:rsid="001b64c7" style:font-weight-asian="normal" style:font-weight-complex="normal"/>
    </style:style>
    <style:style style:name="T4" style:family="text">
      <style:text-properties fo:font-weight="normal" officeooo:rsid="001b9cb2" style:font-weight-asian="normal" style:font-weight-complex="normal"/>
    </style:style>
    <style:style style:name="T5" style:family="text">
      <style:text-properties fo:font-weight="normal" officeooo:rsid="0019ae34" style:font-weight-asian="normal" style:font-weight-complex="normal"/>
    </style:style>
    <style:style style:name="T6" style:family="text">
      <style:text-properties fo:font-weight="normal" officeooo:rsid="00082fd7" style:font-weight-asian="normal" style:font-weight-complex="normal"/>
    </style:style>
    <style:style style:name="T7" style:family="text">
      <style:text-properties fo:font-weight="normal" officeooo:rsid="00097db7" style:font-weight-asian="normal" style:font-weight-complex="normal"/>
    </style:style>
    <style:style style:name="T8" style:family="text">
      <style:text-properties fo:font-weight="normal" officeooo:rsid="000ef6d5" style:font-weight-asian="normal" style:font-weight-complex="normal"/>
    </style:style>
    <style:style style:name="T9" style:family="text">
      <style:text-properties fo:font-weight="normal" officeooo:rsid="0010d455" style:font-weight-asian="normal" style:font-weight-complex="normal"/>
    </style:style>
    <style:style style:name="T10" style:family="text">
      <style:text-properties fo:font-weight="normal" officeooo:rsid="0018f7fe" style:font-weight-asian="normal" style:font-weight-complex="normal"/>
    </style:style>
    <style:style style:name="T11" style:family="text">
      <style:text-properties fo:font-weight="normal" officeooo:rsid="00232f4d" style:font-weight-asian="normal" style:font-weight-complex="normal"/>
    </style:style>
    <style:style style:name="T12" style:family="text">
      <style:text-properties fo:font-weight="normal" officeooo:rsid="00333a53" style:font-weight-asian="normal" style:font-weight-complex="normal"/>
    </style:style>
    <style:style style:name="T13" style:family="text">
      <style:text-properties fo:font-weight="normal" officeooo:rsid="000cf318" fo:background-color="#d4ea6b" loext:char-shading-value="0" style:font-weight-asian="normal" style:font-weight-complex="normal"/>
    </style:style>
    <style:style style:name="T14" style:family="text">
      <style:text-properties fo:font-weight="normal" officeooo:rsid="000ef6d5" fo:background-color="#d4ea6b" loext:char-shading-value="0" style:font-weight-asian="normal" style:font-weight-complex="normal"/>
    </style:style>
    <style:style style:name="T15" style:family="text">
      <style:text-properties fo:font-weight="normal" officeooo:rsid="00082fd7" fo:background-color="#d4ea6b" loext:char-shading-value="0" style:font-weight-asian="normal" style:font-weight-complex="normal"/>
    </style:style>
    <style:style style:name="T16" style:family="text">
      <style:text-properties officeooo:rsid="00082fd7"/>
    </style:style>
    <style:style style:name="T17" style:family="text">
      <style:text-properties officeooo:rsid="001b64c7"/>
    </style:style>
    <style:style style:name="T18" style:family="text">
      <style:text-properties officeooo:rsid="001b9cb2"/>
    </style:style>
    <style:style style:name="T19" style:family="text">
      <style:text-properties officeooo:rsid="0019ae34"/>
    </style:style>
    <style:style style:name="T20" style:family="text">
      <style:text-properties officeooo:rsid="001728f3"/>
    </style:style>
    <style:style style:name="T21" style:family="text">
      <style:text-properties officeooo:rsid="001e96e1"/>
    </style:style>
    <style:style style:name="T22" style:family="text">
      <style:text-properties officeooo:rsid="00257960"/>
    </style:style>
    <style:style style:name="T23" style:family="text">
      <style:text-properties officeooo:rsid="0023870b"/>
    </style:style>
    <style:style style:name="T24" style:family="text">
      <style:text-properties officeooo:rsid="00183101"/>
    </style:style>
    <style:style style:name="T25" style:family="text">
      <style:text-properties style:font-name="Liberation Mono"/>
    </style:style>
    <style:style style:name="T26" style:family="text">
      <style:text-properties style:font-name="Liberation Mono" officeooo:rsid="001728f3"/>
    </style:style>
    <style:style style:name="T27" style:family="text">
      <style:text-properties style:font-name="Liberation Mono" officeooo:rsid="001e96e1"/>
    </style:style>
    <style:style style:name="T28" style:family="text">
      <style:text-properties style:font-name="Liberation Mono" officeooo:rsid="0017cf39"/>
    </style:style>
    <style:style style:name="T29" style:family="text">
      <style:text-properties style:font-name="Liberation Mono" officeooo:rsid="00257960"/>
    </style:style>
    <style:style style:name="T30" style:family="text">
      <style:text-properties style:font-name="Liberation Mono" officeooo:rsid="0023870b"/>
    </style:style>
    <style:style style:name="T31" style:family="text">
      <style:text-properties style:font-name="Liberation Mono" fo:font-weight="normal" officeooo:rsid="003aa622" style:font-weight-asian="normal" style:font-weight-complex="normal"/>
    </style:style>
    <style:style style:name="T32" style:family="text">
      <style:text-properties style:font-name="Liberation Mono" fo:font-weight="normal" officeooo:rsid="000cf318" style:font-weight-asian="normal" style:font-weight-complex="normal"/>
    </style:style>
    <style:style style:name="T33" style:family="text">
      <style:text-properties style:font-name="Liberation Mono" fo:font-weight="normal" officeooo:rsid="001e1944" style:font-weight-asian="normal" style:font-weight-complex="normal"/>
    </style:style>
    <style:style style:name="T34" style:family="text">
      <style:text-properties style:font-name="Liberation Mono" fo:font-weight="normal" officeooo:rsid="0014cbe6" style:font-weight-asian="normal" style:font-weight-complex="normal"/>
    </style:style>
    <style:style style:name="T35" style:family="text">
      <style:text-properties style:font-name="Liberation Mono" fo:font-weight="normal" officeooo:rsid="001d8cab" style:font-weight-asian="normal" style:font-weight-complex="normal"/>
    </style:style>
    <style:style style:name="T36" style:family="text">
      <style:text-properties style:font-name="Liberation Mono" fo:font-weight="normal" officeooo:rsid="00082fd7" style:font-weight-asian="normal" style:font-weight-complex="normal"/>
    </style:style>
    <style:style style:name="T37" style:family="text">
      <style:text-properties style:font-name="Liberation Mono" fo:font-weight="normal" officeooo:rsid="00232f4d" style:font-weight-asian="normal" style:font-weight-complex="normal"/>
    </style:style>
    <style:style style:name="T38" style:family="text">
      <style:text-properties style:font-name="Liberation Mono" fo:font-weight="normal" officeooo:rsid="0037135a" style:font-weight-asian="normal" style:font-weight-complex="normal"/>
    </style:style>
    <style:style style:name="T39" style:family="text">
      <style:text-properties style:font-name="Liberation Mono" fo:font-weight="normal" officeooo:rsid="00082fd7" fo:background-color="#d4ea6b" loext:char-shading-value="0" style:font-weight-asian="normal" style:font-weight-complex="normal"/>
    </style:style>
    <style:style style:name="T40" style:family="text">
      <style:text-properties style:font-name="Liberation Mono" fo:font-weight="normal" officeooo:rsid="001c6977" fo:background-color="#d4ea6b" loext:char-shading-value="0" style:font-weight-asian="normal" style:font-weight-complex="normal"/>
    </style:style>
    <style:style style:name="T41" style:family="text">
      <style:text-properties style:font-name="Liberation Mono" fo:font-size="8pt" style:font-size-asian="8pt" style:font-size-complex="8pt"/>
    </style:style>
    <style:style style:name="T42" style:family="text">
      <style:text-properties style:font-name="Liberation Mono" fo:font-size="8pt" officeooo:rsid="0038195e" style:font-size-asian="8pt" style:font-size-complex="8pt"/>
    </style:style>
    <style:style style:name="T43" style:family="text">
      <style:text-properties style:font-name="Liberation Mono" fo:font-size="8pt" officeooo:rsid="003aa622" style:font-size-asian="8pt" style:font-size-complex="8pt"/>
    </style:style>
    <style:style style:name="T44" style:family="text">
      <style:text-properties style:font-name="Liberation Mono" fo:font-size="8pt" officeooo:rsid="00286f5f" style:font-size-asian="8pt" style:font-size-complex="8pt"/>
    </style:style>
    <style:style style:name="T45" style:family="text">
      <style:text-properties style:font-name="Liberation Mono" fo:font-size="8pt" officeooo:rsid="0037135a" style:font-size-asian="8pt" style:font-size-complex="8pt"/>
    </style:style>
    <style:style style:name="T46" style:family="text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T47" style:family="text">
      <style:text-properties style:font-name="Liberation Mono" fo:font-size="8pt" fo:font-weight="normal" officeooo:rsid="00207924" style:font-size-asian="8pt" style:font-weight-asian="normal" style:font-size-complex="8pt" style:font-weight-complex="normal"/>
    </style:style>
    <style:style style:name="T48" style:family="text">
      <style:text-properties style:font-name="Liberation Mono" fo:font-size="8pt" fo:font-weight="normal" officeooo:rsid="0022c4c4" style:font-size-asian="8pt" style:font-weight-asian="normal" style:font-size-complex="8pt" style:font-weight-complex="normal"/>
    </style:style>
    <style:style style:name="T49" style:family="text">
      <style:text-properties style:font-name="Liberation Mono" fo:font-size="8pt" fo:font-weight="normal" officeooo:rsid="0038195e" style:font-size-asian="8pt" style:font-weight-asian="normal" style:font-size-complex="8pt" style:font-weight-complex="normal"/>
    </style:style>
    <style:style style:name="T50" style:family="text">
      <style:text-properties style:font-name="Liberation Mono" fo:font-size="8pt" fo:font-weight="normal" officeooo:rsid="0033abe1" style:font-size-asian="8pt" style:font-weight-asian="normal" style:font-size-complex="8pt" style:font-weight-complex="normal"/>
    </style:style>
    <style:style style:name="T51" style:family="text">
      <style:text-properties style:font-name="Liberation Mono" fo:font-size="8pt" fo:font-weight="normal" officeooo:rsid="003aa622" style:font-size-asian="8pt" style:font-weight-asian="normal" style:font-size-complex="8pt" style:font-weight-complex="normal"/>
    </style:style>
    <style:style style:name="T52" style:family="text">
      <style:text-properties style:font-name="Liberation Mono" fo:font-size="8pt" fo:font-weight="normal" officeooo:rsid="00065740" style:font-size-asian="8pt" style:font-weight-asian="normal" style:font-size-complex="8pt" style:font-weight-complex="normal"/>
    </style:style>
    <style:style style:name="T53" style:family="text">
      <style:text-properties style:font-name="Liberation Mono" fo:font-size="8pt" fo:font-weight="normal" officeooo:rsid="000cf318" style:font-size-asian="8pt" style:font-weight-asian="normal" style:font-size-complex="8pt" style:font-weight-complex="normal"/>
    </style:style>
    <style:style style:name="T54" style:family="text">
      <style:text-properties style:font-name="Liberation Mono" fo:font-size="8pt" fo:font-weight="normal" officeooo:rsid="000e246e" style:font-size-asian="8pt" style:font-weight-asian="normal" style:font-size-complex="8pt" style:font-weight-complex="normal"/>
    </style:style>
    <style:style style:name="T55" style:family="text">
      <style:text-properties style:font-name="Liberation Mono" fo:font-size="8pt" fo:font-weight="normal" officeooo:rsid="0019b56f" style:font-size-asian="8pt" style:font-weight-asian="normal" style:font-size-complex="8pt" style:font-weight-complex="normal"/>
    </style:style>
    <style:style style:name="T56" style:family="text">
      <style:text-properties style:font-name="Liberation Mono" fo:font-size="8pt" fo:font-weight="normal" officeooo:rsid="0010a387" style:font-size-asian="8pt" style:font-weight-asian="normal" style:font-size-complex="8pt" style:font-weight-complex="normal"/>
    </style:style>
    <style:style style:name="T57" style:family="text">
      <style:text-properties style:font-name="Liberation Mono" fo:font-size="8pt" fo:font-weight="normal" officeooo:rsid="0018f7fe" style:font-size-asian="8pt" style:font-weight-asian="normal" style:font-size-complex="8pt" style:font-weight-complex="normal"/>
    </style:style>
    <style:style style:name="T58" style:family="text">
      <style:text-properties style:font-name="Liberation Mono" fo:font-size="8pt" fo:font-weight="normal" officeooo:rsid="001e1944" style:font-size-asian="8pt" style:font-weight-asian="normal" style:font-size-complex="8pt" style:font-weight-complex="normal"/>
    </style:style>
    <style:style style:name="T59" style:family="text">
      <style:text-properties style:font-name="Liberation Mono" fo:font-size="8pt" fo:font-weight="normal" officeooo:rsid="0014cbe6" style:font-size-asian="8pt" style:font-weight-asian="normal" style:font-size-complex="8pt" style:font-weight-complex="normal"/>
    </style:style>
    <style:style style:name="T60" style:family="text">
      <style:text-properties style:font-name="Liberation Mono" fo:font-size="8pt" fo:font-weight="normal" officeooo:rsid="001d8cab" style:font-size-asian="8pt" style:font-weight-asian="normal" style:font-size-complex="8pt" style:font-weight-complex="normal"/>
    </style:style>
    <style:style style:name="T61" style:family="text">
      <style:text-properties style:font-name="Liberation Mono" fo:font-size="8pt" fo:font-weight="normal" officeooo:rsid="0021ab7d" style:font-size-asian="8pt" style:font-weight-asian="normal" style:font-size-complex="8pt" style:font-weight-complex="normal"/>
    </style:style>
    <style:style style:name="T62" style:family="text">
      <style:text-properties style:font-name="Liberation Mono" fo:font-size="8pt" fo:font-weight="normal" officeooo:rsid="00226f76" style:font-size-asian="8pt" style:font-weight-asian="normal" style:font-size-complex="8pt" style:font-weight-complex="normal"/>
    </style:style>
    <style:style style:name="T63" style:family="text">
      <style:text-properties style:font-name="Liberation Mono" fo:font-size="8pt" fo:font-weight="normal" officeooo:rsid="00286f5f" style:font-size-asian="8pt" style:font-weight-asian="normal" style:font-size-complex="8pt" style:font-weight-complex="normal"/>
    </style:style>
    <style:style style:name="T64" style:family="text">
      <style:text-properties style:font-name="Liberation Mono" fo:font-size="8pt" fo:font-weight="normal" officeooo:rsid="0028ed0f" style:font-size-asian="8pt" style:font-weight-asian="normal" style:font-size-complex="8pt" style:font-weight-complex="normal"/>
    </style:style>
    <style:style style:name="T65" style:family="text">
      <style:text-properties style:font-name="Liberation Mono" fo:font-size="8pt" fo:font-weight="normal" officeooo:rsid="001728f3" style:font-size-asian="8pt" style:font-weight-asian="normal" style:font-size-complex="8pt" style:font-weight-complex="normal"/>
    </style:style>
    <style:style style:name="T66" style:family="text">
      <style:text-properties style:font-name="Liberation Mono" fo:font-size="8pt" fo:font-weight="normal" officeooo:rsid="00257960" style:font-size-asian="8pt" style:font-weight-asian="normal" style:font-size-complex="8pt" style:font-weight-complex="normal"/>
    </style:style>
    <style:style style:name="T67" style:family="text">
      <style:text-properties style:font-name="Liberation Mono" fo:font-size="8pt" fo:font-weight="normal" officeooo:rsid="002a448c" style:font-size-asian="8pt" style:font-weight-asian="normal" style:font-size-complex="8pt" style:font-weight-complex="normal"/>
    </style:style>
    <style:style style:name="T68" style:family="text">
      <style:text-properties style:font-name="Liberation Mono" fo:font-size="8pt" fo:font-weight="normal" officeooo:rsid="00278b4c" style:font-size-asian="8pt" style:font-weight-asian="normal" style:font-size-complex="8pt" style:font-weight-complex="normal"/>
    </style:style>
    <style:style style:name="T69" style:family="text">
      <style:text-properties style:font-name="Liberation Mono" fo:font-size="8pt" fo:font-weight="normal" officeooo:rsid="00183101" style:font-size-asian="8pt" style:font-weight-asian="normal" style:font-size-complex="8pt" style:font-weight-complex="normal"/>
    </style:style>
    <style:style style:name="T70" style:family="text">
      <style:text-properties style:font-name="Liberation Mono" fo:font-size="8pt" fo:font-weight="normal" officeooo:rsid="002b9663" style:font-size-asian="8pt" style:font-weight-asian="normal" style:font-size-complex="8pt" style:font-weight-complex="normal"/>
    </style:style>
    <style:style style:name="T71" style:family="text">
      <style:text-properties style:font-name="Liberation Mono" fo:font-size="8pt" fo:font-weight="normal" officeooo:rsid="002c991a" style:font-size-asian="8pt" style:font-weight-asian="normal" style:font-size-complex="8pt" style:font-weight-complex="normal"/>
    </style:style>
    <style:style style:name="T72" style:family="text">
      <style:text-properties style:font-name="Liberation Mono" fo:font-size="8pt" fo:font-weight="normal" officeooo:rsid="002d4a2d" style:font-size-asian="8pt" style:font-weight-asian="normal" style:font-size-complex="8pt" style:font-weight-complex="normal"/>
    </style:style>
    <style:style style:name="T73" style:family="text">
      <style:text-properties style:font-name="Liberation Mono" fo:font-size="8pt" fo:font-weight="normal" officeooo:rsid="002d9b3e" style:font-size-asian="8pt" style:font-weight-asian="normal" style:font-size-complex="8pt" style:font-weight-complex="normal"/>
    </style:style>
    <style:style style:name="T74" style:family="text">
      <style:text-properties style:font-name="Liberation Mono" fo:font-size="8pt" fo:font-weight="normal" officeooo:rsid="00346985" style:font-size-asian="8pt" style:font-weight-asian="normal" style:font-size-complex="8pt" style:font-weight-complex="normal"/>
    </style:style>
    <style:style style:name="T75" style:family="text">
      <style:text-properties style:font-name="Liberation Mono" fo:font-size="8pt" fo:font-weight="normal" officeooo:rsid="0035d8ff" style:font-size-asian="8pt" style:font-weight-asian="normal" style:font-size-complex="8pt" style:font-weight-complex="normal"/>
    </style:style>
    <style:style style:name="T76" style:family="text">
      <style:text-properties style:font-name="Liberation Mono" fo:font-size="8pt" fo:font-weight="normal" officeooo:rsid="0037135a" style:font-size-asian="8pt" style:font-weight-asian="normal" style:font-size-complex="8pt" style:font-weight-complex="normal"/>
    </style:style>
    <style:style style:name="T77" style:family="text">
      <style:text-properties style:font-name="Liberation Mono" fo:font-size="8pt" fo:font-weight="normal" officeooo:rsid="000cf318" fo:background-color="#d4ea6b" loext:char-shading-value="0" style:font-size-asian="8pt" style:font-weight-asian="normal" style:font-size-complex="8pt" style:font-weight-complex="normal"/>
    </style:style>
    <style:style style:name="T78" style:family="text">
      <style:text-properties style:font-name="Liberation Mono" fo:font-size="8pt" fo:font-weight="normal" officeooo:rsid="0027d79d" fo:background-color="#d4ea6b" loext:char-shading-value="0" style:font-size-asian="8pt" style:font-weight-asian="normal" style:font-size-complex="8pt" style:font-weight-complex="normal"/>
    </style:style>
    <style:style style:name="T79" style:family="text">
      <style:text-properties officeooo:rsid="00126482"/>
    </style:style>
    <style:style style:name="T80" style:family="text">
      <style:text-properties officeooo:rsid="0017cf39"/>
    </style:style>
    <style:style style:name="T81" style:family="text">
      <style:text-properties fo:background-color="#d4ea6b" loext:char-shading-value="0"/>
    </style:style>
    <style:style style:name="T82" style:family="text">
      <style:text-properties officeooo:rsid="00082fd7" fo:background-color="#d4ea6b" loext:char-shading-value="0"/>
    </style:style>
    <style:style style:name="T83" style:family="text">
      <style:text-properties officeooo:rsid="00232f4d"/>
    </style:style>
    <style:style style:name="T84" style:family="text">
      <style:text-properties officeooo:rsid="00278b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CREATE CONSTRAINT IF NOT EXISTS ON (</text:span><text:span text:style-name="T12">o</text:span><text:span text:style-name="T2">: `Osoba`) ASSERT </text:span><text:span text:style-name="T12">o</text:span><text:span text:style-name="T2">.`OIB` IS UNIQUE;</text:span></text:p>
      <text:p text:style-name="P18"/>
      <text:p text:style-name="P1"><text:span text:style-name="T2">// K</text:span><text:span text:style-name="T1">reiranje županije, grada i ulice</text:span></text:p>
      <text:p text:style-name="P9">CREATE</text:p>
      <text:p text:style-name="P37"><text:span text:style-name="T25">(</text:span><text:span text:style-name="T26">z1</text:span><text:span text:style-name="T25">:</text:span><text:span text:style-name="T26">Županija</text:span><text:span text:style-name="T25"> {</text:span><text:span text:style-name="T26">naziv_</text:span><text:span text:style-name="T27">zupanije</text:span><text:span text:style-name="T25">:'</text:span><text:span text:style-name="T26">Grad Zagreb</text:span><text:span text:style-name="T25">', </text:span><text:span text:style-name="T28">id_zupanija</text:span><text:span text:style-name="T29">:'zup_gr_zg'</text:span><text:span text:style-name="T25">}),</text:span></text:p>
      <text:p text:style-name="P33"><text:span text:style-name="T25">(</text:span><text:span text:style-name="T26">g1</text:span><text:span text:style-name="T25">:</text:span><text:span text:style-name="T26">Grad </text:span><text:span text:style-name="T25">{</text:span><text:span text:style-name="T26">naziv_</text:span><text:span text:style-name="T27">grada</text:span><text:span text:style-name="T25">:'</text:span><text:span text:style-name="T26">Zagreb</text:span><text:span text:style-name="T25">', </text:span><text:span text:style-name="T28">id_grad</text:span><text:span text:style-name="T29">:'gr_zg'</text:span><text:span text:style-name="T25">}),</text:span></text:p>
      <text:p text:style-name="P33"><text:span text:style-name="T25">(</text:span><text:span text:style-name="T26">u1</text:span><text:span text:style-name="T25">:</text:span><text:span text:style-name="T26">Ulica </text:span><text:span text:style-name="T25">{</text:span><text:span text:style-name="T26">naziv_</text:span><text:span text:style-name="T27">ulice</text:span><text:span text:style-name="T25">:'</text:span><text:span text:style-name="T26">Borovci</text:span><text:span text:style-name="T25">', </text:span><text:span text:style-name="T30">id:'ul_001', </text:span><text:span text:style-name="T28">id_ulica</text:span><text:span text:style-name="T29">:'ul_gr_zg_01'</text:span><text:span text:style-name="T25">}),</text:span></text:p>
      <text:p text:style-name="P3">(<text:span text:style-name="T20">u2</text:span>:<text:span text:style-name="T20">Ulica </text:span>{<text:span text:style-name="T20">naziv_</text:span><text:span text:style-name="T21">ulice</text:span>:'<text:span text:style-name="T20">Dekanići</text:span>', <text:span text:style-name="T23">id:'ul_002', </text:span><text:span text:style-name="T80">id_ulica</text:span><text:span text:style-name="T22">:'ul_gr_zg_02'</text:span>}),</text:p>
      <text:p text:style-name="P3">(<text:span text:style-name="T20">z2</text:span>:<text:span text:style-name="T20">Županija</text:span> {<text:span text:style-name="T20">naziv_</text:span><text:span text:style-name="T21">zupanije</text:span>:'<text:span text:style-name="T20">Zagrebačka županija</text:span>', <text:span text:style-name="T80">id_zupanija</text:span><text:span text:style-name="T22">:'zup_zg'</text:span>}),</text:p>
      <text:p text:style-name="P3">(<text:span text:style-name="T20">g2</text:span>:<text:span text:style-name="T20">Grad </text:span>{<text:span text:style-name="T20">naziv_</text:span><text:span text:style-name="T21">grada</text:span>:'<text:span text:style-name="T20">Samobor</text:span>', <text:span text:style-name="T80">id_grad</text:span><text:span text:style-name="T22">:'gr_sam'</text:span>}),</text:p>
      <text:p text:style-name="P3">(<text:span text:style-name="T20">u</text:span><text:span text:style-name="T24">3</text:span>:<text:span text:style-name="T20">Ulica </text:span>{<text:span text:style-name="T20">naziv_</text:span><text:span text:style-name="T21">ulice</text:span>:'<text:span text:style-name="T24">Samostanska</text:span>', <text:span text:style-name="T80">id_ulica</text:span><text:span text:style-name="T22">:'ul_gr_sam_01'</text:span>}),</text:p>
      <text:p text:style-name="P3">(<text:span text:style-name="T20">u</text:span><text:span text:style-name="T24">4</text:span>:<text:span text:style-name="T20">Ulica </text:span>{<text:span text:style-name="T20">naziv_</text:span><text:span text:style-name="T21">ulice</text:span>:'<text:span text:style-name="T24">Lešće</text:span>', <text:s/><text:span text:style-name="T80">id_ulica</text:span><text:span text:style-name="T22">:'ul_gr_sam_02'</text:span>}),</text:p>
      <text:p text:style-name="P3">(<text:span text:style-name="T20">g3</text:span>:<text:span text:style-name="T20">Grad </text:span>{<text:span text:style-name="T20">naziv_</text:span><text:span text:style-name="T21">grada</text:span>:'<text:span text:style-name="T20">Dugo Selo</text:span>', <text:span text:style-name="T80">id_grad</text:span><text:span text:style-name="T22">:'gr_ds'</text:span>}),</text:p>
      <text:p text:style-name="P3">(<text:span text:style-name="T20">u</text:span><text:span text:style-name="T24">5</text:span>:<text:span text:style-name="T20">Ulica </text:span>{<text:span text:style-name="T20">naziv_</text:span><text:span text:style-name="T21">ulice</text:span>:'<text:span text:style-name="T24">Zagrebačka</text:span>', <text:span text:style-name="T80">id_ulica</text:span><text:span text:style-name="T22">:'ul_gr_ds_01'</text:span>}),</text:p>
      <text:p text:style-name="P3">(<text:span text:style-name="T20">u</text:span><text:span text:style-name="T24">6</text:span>:<text:span text:style-name="T20">Ulica </text:span>{<text:span text:style-name="T20">naziv_</text:span><text:span text:style-name="T21">ulice</text:span>:'<text:span text:style-name="T24">Vatrogasna</text:span>', <text:span text:style-name="T80">id_ulica</text:span><text:span text:style-name="T22">:'ul_gr_ds_02'</text:span>})</text:p>
      <text:p text:style-name="P4"><text:span text:style-name="T81">// </text:span><text:span text:style-name="T82">Kreiranje lokacijskih veza</text:span></text:p>
      <text:p text:style-name="P4">CREATE</text:p>
      <text:p text:style-name="P4">(<text:span text:style-name="T24">u1</text:span>)-[:<text:span text:style-name="T24">PRIPADA_GRADU</text:span>]-&gt;(<text:span text:style-name="T24">g1</text:span>),</text:p>
      <text:p text:style-name="P4">(<text:span text:style-name="T24">u1</text:span>)-[:<text:span text:style-name="T24">PRIPADA_</text:span><text:span text:style-name="T19">ZUPANIJI</text:span>]-&gt;(<text:span text:style-name="T19">z</text:span><text:span text:style-name="T24">1</text:span>),</text:p>
      <text:p text:style-name="P4">(<text:span text:style-name="T24">u</text:span><text:span text:style-name="T19">2</text:span>)-[:<text:span text:style-name="T24">PRIPADA_GRADU</text:span>]-&gt;(<text:span text:style-name="T24">g1</text:span>),</text:p>
      <text:p text:style-name="P4">(<text:span text:style-name="T24">u</text:span><text:span text:style-name="T19">2</text:span>)-[:<text:span text:style-name="T24">PRIPADA_</text:span><text:span text:style-name="T19">ZUPANIJI</text:span>]-&gt;(<text:span text:style-name="T19">z</text:span><text:span text:style-name="T24">1</text:span>),</text:p>
      <text:p text:style-name="P4">(<text:span text:style-name="T17">g1</text:span>)-[:<text:span text:style-name="T17">NALAZI_SE_U</text:span>]-&gt;(<text:span text:style-name="T19">z</text:span><text:span text:style-name="T24">1</text:span>)</text:p>
      <text:p text:style-name="P4">CREATE</text:p>
      <text:p text:style-name="P4">(<text:span text:style-name="T24">u</text:span><text:span text:style-name="T18">3</text:span>)-[:<text:span text:style-name="T24">PRIPADA_GRADU</text:span>]-&gt;(<text:span text:style-name="T24">g</text:span><text:span text:style-name="T18">2</text:span>),</text:p>
      <text:p text:style-name="P4">(<text:span text:style-name="T24">u</text:span><text:span text:style-name="T18">3</text:span>)-[:<text:span text:style-name="T24">PRIPADA_</text:span><text:span text:style-name="T19">ZUPANIJI</text:span>]-&gt;(<text:span text:style-name="T19">z</text:span><text:span text:style-name="T18">2</text:span>),</text:p>
      <text:p text:style-name="P4">(<text:span text:style-name="T24">u</text:span><text:span text:style-name="T18">4</text:span>)-[:<text:span text:style-name="T24">PRIPADA_GRADU</text:span>]-&gt;(<text:span text:style-name="T24">g</text:span><text:span text:style-name="T18">2</text:span>),</text:p>
      <text:p text:style-name="P4">(<text:span text:style-name="T24">u</text:span><text:span text:style-name="T18">4</text:span>)-[:<text:span text:style-name="T24">PRIPADA_</text:span><text:span text:style-name="T19">ZUPANIJI</text:span>]-&gt;(<text:span text:style-name="T19">z</text:span><text:span text:style-name="T18">2</text:span>),</text:p>
      <text:p text:style-name="P4">(<text:span text:style-name="T17">g</text:span><text:span text:style-name="T18">2</text:span>)-[:<text:span text:style-name="T17">NALAZI_SE_U</text:span>]-&gt;(<text:span text:style-name="T19">z</text:span><text:span text:style-name="T18">2</text:span>)</text:p>
      <text:p text:style-name="P4">CREATE</text:p>
      <text:p text:style-name="P4">(<text:span text:style-name="T24">u</text:span><text:span text:style-name="T18">5</text:span>)-[:<text:span text:style-name="T24">PRIPADA_GRADU</text:span>]-&gt;(<text:span text:style-name="T24">g</text:span><text:span text:style-name="T18">3</text:span>),</text:p>
      <text:p text:style-name="P4">(<text:span text:style-name="T24">u</text:span><text:span text:style-name="T18">5</text:span>)-[:<text:span text:style-name="T24">PRIPADA_</text:span><text:span text:style-name="T19">ZUPANIJI</text:span>]-&gt;(<text:span text:style-name="T19">z</text:span><text:span text:style-name="T18">2</text:span>),</text:p>
      <text:p text:style-name="P4">(<text:span text:style-name="T24">u</text:span><text:span text:style-name="T18">6</text:span>)-[:<text:span text:style-name="T24">PRIPADA_GRADU</text:span>]-&gt;(<text:span text:style-name="T24">g</text:span><text:span text:style-name="T18">3</text:span>),</text:p>
      <text:p text:style-name="P4">(<text:span text:style-name="T24">u</text:span><text:span text:style-name="T18">6</text:span>)-[:<text:span text:style-name="T24">PRIPADA_</text:span><text:span text:style-name="T19">ZUPANIJI</text:span>]-&gt;(<text:span text:style-name="T19">z</text:span><text:span text:style-name="T18">2</text:span>),</text:p>
      <text:p text:style-name="P11"><text:span text:style-name="T1">(</text:span><text:span text:style-name="T3">g</text:span><text:span text:style-name="T4">3</text:span><text:span text:style-name="T1">)-[:</text:span><text:span text:style-name="T3">NALAZI_SE_U</text:span><text:span text:style-name="T1">]-&gt;(</text:span><text:span text:style-name="T5">z</text:span><text:span text:style-name="T4">2</text:span><text:span text:style-name="T1">)</text:span></text:p>
      <text:p text:style-name="P2">// <text:span text:style-name="T16">Kreiranje osnovnih škola</text:span></text:p>
      <text:p text:style-name="P10">CREATE</text:p>
      <text:p text:style-name="P40"><text:span text:style-name="T44">(</text:span><text:span text:style-name="T41">s1:</text:span><text:span text:style-name="T42">Š</text:span><text:span text:style-name="T41">kol</text:span><text:span text:style-name="T45">skaUstanova</text:span><text:span text:style-name="T41"> {</text:span><text:span text:style-name="T46">naziv_skole</text:span><text:span text:style-name="T41">:'</text:span><text:span text:style-name="Strong_20_Emphasis"><text:span text:style-name="T46">Osnovna škola Ivana Gundulića - </text:span></text:span><text:span text:style-name="Strong_20_Emphasis"><text:span text:style-name="T47">Zagreb</text:span></text:span><text:span text:style-name="T41">', </text:span><text:span text:style-name="T43">id_ustanova:'zg_osig'</text:span><text:span text:style-name="T41">}),</text:span></text:p>
      <text:p text:style-name="P50"><text:span text:style-name="T46">(s</text:span><text:span text:style-name="T48">2</text:span><text:span text:style-name="T46">:</text:span><text:span text:style-name="T49">Š</text:span><text:span text:style-name="T46">kol</text:span><text:span text:style-name="T76">skaUstanova</text:span><text:span text:style-name="T46"> {</text:span><text:span text:style-name="T50">naziv_skole</text:span><text:span text:style-name="T46">:'</text:span><text:span text:style-name="Strong_20_Emphasis"><text:span text:style-name="T46">Osnovna škola Matka Laginje - </text:span></text:span><text:span text:style-name="Strong_20_Emphasis"><text:span text:style-name="T47">Zagreb</text:span></text:span><text:span text:style-name="T46">', </text:span><text:span text:style-name="T51">id_ustanova:'zg_osml'</text:span><text:span text:style-name="T46">}),</text:span></text:p>
      <text:p text:style-name="P50"><text:span text:style-name="T46">(s</text:span><text:span text:style-name="T48">3</text:span><text:span text:style-name="T46">:</text:span><text:span text:style-name="T49">Š</text:span><text:span text:style-name="T46">kol</text:span><text:span text:style-name="T76">skaUstanova</text:span><text:span text:style-name="T46"> {naziv_skole:'</text:span><text:span text:style-name="Strong_20_Emphasis"><text:span text:style-name="T46">Osnovna škola </text:span></text:span><text:span text:style-name="Strong_20_Emphasis"><text:span text:style-name="T48">Bogumila Tonija - </text:span></text:span><text:span text:style-name="Strong_20_Emphasis"><text:span text:style-name="T47">Samobor</text:span></text:span><text:span text:style-name="T46">', </text:span><text:span text:style-name="T51">id_ustanova:'sam_osbt'</text:span><text:span text:style-name="T46">}),</text:span></text:p>
      <text:p text:style-name="P50"><text:span text:style-name="T63">(</text:span><text:span text:style-name="T46">s</text:span><text:span text:style-name="T48">4</text:span><text:span text:style-name="T46">:</text:span><text:span text:style-name="T49">Š</text:span><text:span text:style-name="T46">kol</text:span><text:span text:style-name="T76">skaUstanova </text:span><text:span text:style-name="T46">{naziv_skole:'</text:span><text:span text:style-name="Strong_20_Emphasis"><text:span text:style-name="T46">Osnovna škola </text:span></text:span><text:span text:style-name="Strong_20_Emphasis"><text:span text:style-name="T48">Rude - </text:span></text:span><text:span text:style-name="Strong_20_Emphasis"><text:span text:style-name="T47">Samobor</text:span></text:span><text:span text:style-name="T46">', </text:span><text:span text:style-name="T51">id_ustanova:'sam_osr'</text:span><text:span text:style-name="T46">}</text:span><text:span text:style-name="T52">),</text:span></text:p>
      <text:p text:style-name="P50"><text:span text:style-name="T46">(s</text:span><text:span text:style-name="T48">5</text:span><text:span text:style-name="T46">:</text:span><text:span text:style-name="T49">Š</text:span><text:span text:style-name="T46">kol</text:span><text:span text:style-name="T76">skaUstanova </text:span><text:span text:style-name="T46">{naziv_skole:'</text:span><text:span text:style-name="Strong_20_Emphasis"><text:span text:style-name="T46">Osnovna škola </text:span></text:span><text:span text:style-name="Strong_20_Emphasis"><text:span text:style-name="T48">Josipa Zorića – </text:span></text:span><text:span text:style-name="Strong_20_Emphasis"><text:span text:style-name="T47">Dugo Selo</text:span></text:span><text:span text:style-name="T46">', </text:span><text:span text:style-name="T51">id_ustanova:'ds_osjz'</text:span><text:span text:style-name="T46">}),</text:span></text:p>
      <text:p text:style-name="P50"><text:span text:style-name="T48">(s6:</text:span><text:span text:style-name="T49">Š</text:span><text:span text:style-name="T48">kol</text:span><text:span text:style-name="T76">skaUstanova </text:span><text:span text:style-name="T48">{naziv_skole:'</text:span><text:span text:style-name="Strong_20_Emphasis"><text:span text:style-name="T48">Osnovna škola Ivan Benković – </text:span></text:span><text:span text:style-name="Strong_20_Emphasis"><text:span text:style-name="T47">Dugo Selo</text:span></text:span><text:span text:style-name="T48">', </text:span><text:span text:style-name="T51">id_ustanova:'ds_osib'</text:span><text:span text:style-name="T48">})</text:span></text:p>
      <text:p text:style-name="P20"/>
      <text:p text:style-name="P12">// Kreiranje lokacije škola</text:p>
      <text:p text:style-name="P21">CREATE</text:p>
      <text:p text:style-name="P25">(s1)-[:LOKACIJA_<text:span text:style-name="T83">SKOLA</text:span>]-&gt;(u1),</text:p>
      <text:p text:style-name="P8"><text:span text:style-name="T6">(s2)-[:LOKACIJA_</text:span><text:span text:style-name="T11">SKOLA</text:span><text:span text:style-name="T6">]-&gt;(u</text:span><text:span text:style-name="T7">2</text:span><text:span text:style-name="T6">),</text:span></text:p>
      <text:p text:style-name="P8"><text:span text:style-name="T6">(s3)-[:LOKACIJA_</text:span><text:span text:style-name="T11">SKOLA</text:span><text:span text:style-name="T6">]-&gt;(u</text:span><text:span text:style-name="T7">3</text:span><text:span text:style-name="T6">),</text:span></text:p>
      <text:p text:style-name="P8"><text:span text:style-name="T6">(s4)-[:LOKACIJA_</text:span><text:span text:style-name="T11">SKOLA</text:span><text:span text:style-name="T6">]-&gt;(u</text:span><text:span text:style-name="T7">4</text:span><text:span text:style-name="T6">),</text:span></text:p>
      <text:p text:style-name="P8"><text:span text:style-name="T6">(s5)-[:LOKACIJA_</text:span><text:span text:style-name="T11">SKOLA</text:span><text:span text:style-name="T6">]-&gt;(u</text:span><text:span text:style-name="T7">5</text:span><text:span text:style-name="T6">),</text:span></text:p>
      <text:p text:style-name="P8"><text:span text:style-name="T6">(s6)-[:LOKACIJA_</text:span><text:span text:style-name="T11">SKOLA</text:span><text:span text:style-name="T6">]-&gt;(u</text:span><text:span text:style-name="T7">6</text:span><text:span text:style-name="T6">)</text:span></text:p>
      <text:p text:style-name="P5"><text:span text:style-name="T15">// </text:span><text:span text:style-name="T13">Kreiranje policijskih postaja</text:span></text:p>
      <text:p text:style-name="P27">CREATE</text:p>
      <text:p text:style-name="P40"><text:span text:style-name="T53">(</text:span><text:span text:style-name="T54">pp</text:span><text:span text:style-name="T53">1:</text:span><text:span text:style-name="T54">Policij</text:span><text:span text:style-name="T76">skaPostaja</text:span><text:span text:style-name="T53"> {naziv_</text:span><text:span text:style-name="T54">postaje</text:span><text:span text:style-name="T53">:'</text:span><text:span text:style-name="Strong_20_Emphasis"><text:span text:style-name="T54">Prva </text:span></text:span><text:span text:style-name="Strong_20_Emphasis"><text:span text:style-name="T61">policijska postaja - Zagreb</text:span></text:span><text:span text:style-name="T53">', </text:span><text:span text:style-name="T51">id_ustanova:'zg_</text:span><text:span text:style-name="T54">1pp</text:span><text:span text:style-name="T51">'</text:span><text:span text:style-name="T53">}),</text:span></text:p>
      <text:p text:style-name="P50"><text:span text:style-name="T53">(</text:span><text:span text:style-name="T54">pp2</text:span><text:span text:style-name="T53">:</text:span><text:span text:style-name="T54">Policij</text:span><text:span text:style-name="T76">skaPostaja</text:span><text:span text:style-name="T53"> {naziv_</text:span><text:span text:style-name="T54">postaje</text:span><text:span text:style-name="T53">:'</text:span><text:span text:style-name="Strong_20_Emphasis"><text:span text:style-name="T54">Druga </text:span></text:span><text:span text:style-name="Strong_20_Emphasis"><text:span text:style-name="T61">policijska postaja - Samobor</text:span></text:span><text:span text:style-name="T53">', </text:span><text:span text:style-name="T51">id_ustanova:'</text:span><text:span text:style-name="T54">sam</text:span><text:span text:style-name="T51">_</text:span><text:span text:style-name="T54">2pp</text:span><text:span text:style-name="T51">'</text:span><text:span text:style-name="T53">}),</text:span></text:p>
      <text:p text:style-name="P50"><text:span text:style-name="T53">(</text:span><text:span text:style-name="T54">pp3</text:span><text:span text:style-name="T53">:</text:span><text:span text:style-name="T54">Policij</text:span><text:span text:style-name="T76">skaPostaja</text:span><text:span text:style-name="T53"> {naziv_</text:span><text:span text:style-name="T54">postaje</text:span><text:span text:style-name="T53">:'</text:span><text:span text:style-name="Strong_20_Emphasis"><text:span text:style-name="T54">Treća </text:span></text:span><text:span text:style-name="Strong_20_Emphasis"><text:span text:style-name="T61">policijska postaja – Dugo Selo</text:span></text:span><text:span text:style-name="T53">', </text:span><text:span text:style-name="T51">id_ustanova:'</text:span><text:span text:style-name="T55">ds</text:span><text:span text:style-name="T51">_</text:span><text:span text:style-name="T54">3pp</text:span><text:span text:style-name="T51">'</text:span><text:span text:style-name="T53">})</text:span></text:p>
      <text:p text:style-name="P26"/>
      <text:p text:style-name="P6"><text:span text:style-name="T13">// Kreiranje lokacije </text:span><text:span text:style-name="T14">policijskih postaja</text:span></text:p>
      <text:p text:style-name="P22">CREATE</text:p>
      <text:p text:style-name="P8"><text:span text:style-name="T6">(</text:span><text:span text:style-name="T8">pp</text:span><text:span text:style-name="T6">1)-[:LOKACIJA_</text:span><text:span text:style-name="T11">PP</text:span><text:span text:style-name="T6">]-&gt;(u1),</text:span></text:p>
      <text:p text:style-name="P8"><text:span text:style-name="T6">(</text:span><text:span text:style-name="T8">pp2</text:span><text:span text:style-name="T6">)-[:LOKACIJA_</text:span><text:span text:style-name="T11">PP</text:span><text:span text:style-name="T6">]-&gt;(u</text:span><text:span text:style-name="T8">3</text:span><text:span text:style-name="T6">),</text:span></text:p>
      <text:p text:style-name="P8"><text:span text:style-name="T6">(</text:span><text:span text:style-name="T8">pp3</text:span><text:span text:style-name="T6">)-[:LOKACIJA_</text:span><text:span text:style-name="T11">PP</text:span><text:span text:style-name="T6">]-&gt;(u</text:span><text:span text:style-name="T8">5</text:span><text:span text:style-name="T6">)</text:span></text:p>
      <text:p text:style-name="P15">// Kreiranje zdravstvenih ustanova</text:p>
      <text:p text:style-name="P27">CREATE</text:p>
      <text:p text:style-name="P40"><text:span text:style-name="T53">(</text:span><text:span text:style-name="T56">z</text:span><text:span text:style-name="T57">dr</text:span><text:span text:style-name="T53">1:</text:span><text:span text:style-name="T56">Zdravstv</text:span><text:span text:style-name="T76">enaUstanova</text:span><text:span text:style-name="T53"> {naziv_</text:span><text:span text:style-name="T56">zdr</text:span><text:span text:style-name="T53">:'</text:span><text:span text:style-name="Strong_20_Emphasis"><text:span text:style-name="T56">K</text:span></text:span><text:span text:style-name="Strong_20_Emphasis"><text:span text:style-name="T62">linički bolnički centar </text:span></text:span><text:span text:style-name="Strong_20_Emphasis"><text:span text:style-name="T56">Zagreb</text:span></text:span><text:span text:style-name="T53">', </text:span><text:span text:style-name="T51">id_ustanova:'zg_</text:span><text:span text:style-name="T56">KBC</text:span><text:span text:style-name="T51">'</text:span><text:span text:style-name="T53">}),</text:span></text:p>
      <text:p text:style-name="P50"><text:span text:style-name="T53">(</text:span><text:span text:style-name="T56">z</text:span><text:span text:style-name="T57">dr</text:span><text:span text:style-name="T56">2</text:span><text:span text:style-name="T53">:</text:span><text:span text:style-name="T56">Zdravstv</text:span><text:span text:style-name="T76">enaUstanova</text:span><text:span text:style-name="T53"> {naziv_</text:span><text:span text:style-name="T56">zdr</text:span><text:span text:style-name="T53">:'</text:span><text:span text:style-name="Strong_20_Emphasis"><text:span text:style-name="T56">D</text:span></text:span><text:span text:style-name="Strong_20_Emphasis"><text:span text:style-name="T62">om zdravlja </text:span></text:span><text:span text:style-name="Strong_20_Emphasis"><text:span text:style-name="T56">Samobor</text:span></text:span><text:span text:style-name="T53">', </text:span><text:span text:style-name="T51">id_ustanova:'</text:span><text:span text:style-name="T56">sam</text:span><text:span text:style-name="T51">_</text:span><text:span text:style-name="T56">DZ</text:span><text:span text:style-name="T51">'</text:span><text:span text:style-name="T53">}),</text:span></text:p>
      <text:p text:style-name="P50"><text:span text:style-name="T53">(</text:span><text:span text:style-name="T56">z</text:span><text:span text:style-name="T57">dr</text:span><text:span text:style-name="T56">3</text:span><text:span text:style-name="T53">:</text:span><text:span text:style-name="T56">Zdravstv</text:span><text:span text:style-name="T76">enaUstanova</text:span><text:span text:style-name="T53"> {naziv_</text:span><text:span text:style-name="T56">zdr</text:span><text:span text:style-name="T53">:'</text:span><text:span text:style-name="Strong_20_Emphasis"><text:span text:style-name="T56">D</text:span></text:span><text:span text:style-name="Strong_20_Emphasis"><text:span text:style-name="T62">om zdravlja </text:span></text:span><text:span text:style-name="Strong_20_Emphasis"><text:span text:style-name="T56">Dugo selo</text:span></text:span><text:span text:style-name="T53">', </text:span><text:span text:style-name="T51">id_ustanova:'</text:span><text:span text:style-name="T56">ds</text:span><text:span text:style-name="T51">_</text:span><text:span text:style-name="T56">DZ</text:span><text:span text:style-name="T51">'</text:span><text:span text:style-name="T53">})</text:span></text:p>
      <text:p text:style-name="P16">// Kreiranje lokacije zdravstvenih ustanova</text:p>
      <text:p text:style-name="P23">CREATE</text:p>
      <text:p text:style-name="P7"><text:span text:style-name="T6">(</text:span><text:span text:style-name="T9">z</text:span><text:span text:style-name="T10">dr</text:span><text:span text:style-name="T6">1)-[:LOKACIJA_</text:span><text:span text:style-name="T9">ZDR</text:span><text:span text:style-name="T6">]-&gt;(u</text:span><text:span text:style-name="T9">2</text:span><text:span text:style-name="T6">),</text:span></text:p>
      <text:p text:style-name="P8"><text:span text:style-name="T6">(</text:span><text:span text:style-name="T9">z</text:span><text:span text:style-name="T10">dr</text:span><text:span text:style-name="T8">2</text:span><text:span text:style-name="T6">)-[:LOKACIJA_</text:span><text:span text:style-name="T9">ZDR</text:span><text:span text:style-name="T6">]-&gt;(u</text:span><text:span text:style-name="T9">4</text:span><text:span text:style-name="T6">),</text:span></text:p>
      <text:p text:style-name="P8"><text:span text:style-name="T6">(</text:span><text:span text:style-name="T9">z</text:span><text:span text:style-name="T10">dr</text:span><text:span text:style-name="T8">3</text:span><text:span text:style-name="T6">)-[:LOKACIJA_</text:span><text:span text:style-name="T9">ZDR</text:span><text:span text:style-name="T6">]-&gt;(u</text:span><text:span text:style-name="T9">6</text:span><text:span text:style-name="T6">)</text:span></text:p>
      <text:p text:style-name="P15">// Kreiranje ustanova socijalne službe</text:p>
      <text:p text:style-name="P27">CREATE</text:p>
      <text:p text:style-name="P38"><text:span text:style-name="T32">(</text:span><text:span text:style-name="T33">cz</text:span><text:span text:style-name="T34">ss</text:span><text:span text:style-name="T32">1:</text:span><text:span text:style-name="T34">Socijalna</text:span><text:span text:style-name="T38">Skrb</text:span><text:span text:style-name="T34"> </text:span><text:span text:style-name="T32">{naziv_</text:span><text:span text:style-name="T34">soc</text:span><text:span text:style-name="T32">:'</text:span><text:span text:style-name="T35">Centar za socijalnu skrb Grada Zagreba</text:span><text:span text:style-name="T32">', </text:span><text:span text:style-name="T31">id_ustanova:'zg_</text:span><text:span text:style-name="T33">czss</text:span><text:span text:style-name="T31">'</text:span><text:span text:style-name="T32">}),</text:span></text:p>
      <text:p text:style-name="P32"><text:span text:style-name="T53">(</text:span><text:span text:style-name="T58">cz</text:span><text:span text:style-name="T59">ss2</text:span><text:span text:style-name="T53">:</text:span><text:span text:style-name="T59">Socijalna</text:span><text:span text:style-name="T76">Skrb</text:span><text:span text:style-name="T59"> </text:span><text:span text:style-name="T53">{naziv_</text:span><text:span text:style-name="T59">soc</text:span><text:span text:style-name="T53">:'</text:span><text:span text:style-name="T60">Centar za socijalnu skrb </text:span><text:span text:style-name="Strong_20_Emphasis"><text:span text:style-name="T59">Grada Samobora</text:span></text:span><text:span text:style-name="T53">', </text:span><text:span text:style-name="T51">id_ustanova:'</text:span><text:span text:style-name="T59">sam</text:span><text:span text:style-name="T51">_</text:span><text:span text:style-name="T58">czss</text:span><text:span text:style-name="T51">'</text:span><text:span text:style-name="T53">}),</text:span></text:p>
      <text:p text:style-name="P32"><text:span text:style-name="T53">(</text:span><text:span text:style-name="T58">cz</text:span><text:span text:style-name="T59">ss3</text:span><text:span text:style-name="T53">:</text:span><text:span text:style-name="T59">Socijalna</text:span><text:span text:style-name="T76">Skrb</text:span><text:span text:style-name="T59"> </text:span><text:span text:style-name="T53">{naziv_</text:span><text:span text:style-name="T59">soc</text:span><text:span text:style-name="T53">:'</text:span><text:span text:style-name="T60">Centar za socijalnu skrb </text:span><text:span text:style-name="Strong_20_Emphasis"><text:span text:style-name="T59">Grada Dugo Selo</text:span></text:span><text:span text:style-name="T53">', </text:span><text:span text:style-name="T51">id_ustanova:'</text:span><text:span text:style-name="T59">ds</text:span><text:span text:style-name="T51">_</text:span><text:span text:style-name="T58">czss</text:span><text:span text:style-name="T51">'</text:span><text:span text:style-name="T53">})</text:span></text:p>
      <text:p text:style-name="P17">// Kreiranje lokacije ustanova socijalne službe</text:p>
      <text:p text:style-name="P23">CREATE</text:p>
      <text:p text:style-name="P34"><text:soft-page-break/><text:span text:style-name="T36">(</text:span><text:span text:style-name="T33">cz</text:span><text:span text:style-name="T34">ss1</text:span><text:span text:style-name="T36">)-[:LOKACIJA_</text:span><text:span text:style-name="T37">CZS</text:span><text:span text:style-name="T34">S</text:span><text:span text:style-name="T36">]-&gt;(u</text:span><text:span text:style-name="T34">1</text:span><text:span text:style-name="T36">),</text:span></text:p>
      <text:p text:style-name="P36"><text:span text:style-name="T36">(</text:span><text:span text:style-name="T33">cz</text:span><text:span text:style-name="T34">ss2</text:span><text:span text:style-name="T36">)-[:LOKACIJA_</text:span><text:span text:style-name="T37">CZS</text:span><text:span text:style-name="T34">S</text:span><text:span text:style-name="T36">]-&gt;(u</text:span><text:span text:style-name="T34">3</text:span><text:span text:style-name="T36">),</text:span></text:p>
      <text:p text:style-name="P36"><text:span text:style-name="T36">(</text:span><text:span text:style-name="T33">cz</text:span><text:span text:style-name="T34">ss3</text:span><text:span text:style-name="T36">)-[:LOKACIJA_</text:span><text:span text:style-name="T37">CZS</text:span><text:span text:style-name="T34">S</text:span><text:span text:style-name="T36">]-&gt;(u</text:span><text:span text:style-name="T34">5</text:span><text:span text:style-name="T36">)</text:span></text:p>
      <text:p text:style-name="P24"/>
      <text:p text:style-name="P39"><text:span text:style-name="T77">// </text:span><text:span text:style-name="T78">Kreiranje djelatnika</text:span></text:p>
      <text:p text:style-name="P28">CREATE</text:p>
      <text:p text:style-name="P41"><text:span text:style-name="T64">(</text:span><text:span text:style-name="T65">z</text:span><text:span text:style-name="T64">d:Zdravstveni</text:span><text:span text:style-name="T75">D</text:span><text:span text:style-name="T64">jelatnik {ime:'Bernardica', prezime:</text:span><text:span text:style-name="T66">'</text:span><text:span text:style-name="T64">Pavlić Pračić</text:span><text:span text:style-name="T66">', </text:span><text:span text:style-name="T64">id_</text:span><text:span text:style-name="T74">djelatnik</text:span><text:span text:style-name="T64">:'zdr_001'}),</text:span></text:p>
      <text:p text:style-name="P28">(zd)-[:ZDRAVSTVENI_<text:span text:style-name="T84">DJELATNIK</text:span>]-&gt;(zdr<text:span text:style-name="T24">1</text:span>)</text:p>
      <text:p text:style-name="P28"/>
      <text:p text:style-name="P29">CREATE</text:p>
      <text:p text:style-name="P49"><text:span text:style-name="T64">(</text:span><text:span text:style-name="T67">p</text:span><text:span text:style-name="T64">d:</text:span><text:span text:style-name="T67">Policijski</text:span><text:span text:style-name="T75">D</text:span><text:span text:style-name="T64">jelatnik {ime:'</text:span><text:span text:style-name="T67">Jure</text:span><text:span text:style-name="T64">', prezime:</text:span><text:span text:style-name="T66">'</text:span><text:span text:style-name="T64">Pavlić</text:span><text:span text:style-name="T66">', </text:span><text:span text:style-name="T64">id_</text:span><text:span text:style-name="T74">djelatnik</text:span><text:span text:style-name="T64">:'</text:span><text:span text:style-name="T67">pol</text:span><text:span text:style-name="T64">_001'}),</text:span></text:p>
      <text:p text:style-name="P42"><text:span text:style-name="T64">(</text:span><text:span text:style-name="T67">p</text:span><text:span text:style-name="T64">d)-[:</text:span><text:span text:style-name="T67">POLICIJSKI</text:span><text:span text:style-name="T64">_</text:span><text:span text:style-name="T68">DJELATNIK</text:span><text:span text:style-name="T64">]-&gt;(</text:span><text:span text:style-name="T67">pp</text:span><text:span text:style-name="T69">1</text:span><text:span text:style-name="T64">)</text:span></text:p>
      <text:p text:style-name="P28"/>
      <text:p text:style-name="P30">CREATE</text:p>
      <text:p text:style-name="P49"><text:span text:style-name="T64">(</text:span><text:span text:style-name="T70">s</text:span><text:span text:style-name="T64">d:</text:span><text:span text:style-name="T70">Školski</text:span><text:span text:style-name="T75">D</text:span><text:span text:style-name="T64">jelatnik {ime:'</text:span><text:span text:style-name="T70">Neda</text:span><text:span text:style-name="T64">', prezime:</text:span><text:span text:style-name="T66">'</text:span><text:span text:style-name="T70">Bilan</text:span><text:span text:style-name="T66">', </text:span><text:span text:style-name="T64">id_</text:span><text:span text:style-name="T74">djelatnik </text:span><text:span text:style-name="T64">:'</text:span><text:span text:style-name="T70">skol</text:span><text:span text:style-name="T64">_001'}),</text:span></text:p>
      <text:p text:style-name="P43"><text:span text:style-name="T64">(</text:span><text:span text:style-name="T71">s</text:span><text:span text:style-name="T64">d)-[:</text:span><text:span text:style-name="T71">SKOLSKI</text:span><text:span text:style-name="T64">_</text:span><text:span text:style-name="T68">DJELATNIK</text:span><text:span text:style-name="T64">]-&gt;(</text:span><text:span text:style-name="T71">s1</text:span><text:span text:style-name="T64">)</text:span></text:p>
      <text:p text:style-name="P28"/>
      <text:p text:style-name="P31">CREATE</text:p>
      <text:p text:style-name="P49"><text:span text:style-name="T64">(</text:span><text:span text:style-name="T70">s</text:span><text:span text:style-name="T73">r</text:span><text:span text:style-name="T64">:</text:span><text:span text:style-name="T72">Socijalni</text:span><text:span text:style-name="T75">R</text:span><text:span text:style-name="T72">adnik</text:span><text:span text:style-name="T64"> {ime:'</text:span><text:span text:style-name="T72">Branko</text:span><text:span text:style-name="T64">', prezime:</text:span><text:span text:style-name="T66">'</text:span><text:span text:style-name="T72">Horvat</text:span><text:span text:style-name="T66">', </text:span><text:span text:style-name="T64">id_</text:span><text:span text:style-name="T74">djelatnik</text:span><text:span text:style-name="T64">:'</text:span><text:span text:style-name="T72">ss</text:span><text:span text:style-name="T64">_001'}),</text:span></text:p>
      <text:p text:style-name="P44"><text:span text:style-name="T64">(</text:span><text:span text:style-name="T71">s</text:span><text:span text:style-name="T73">r</text:span><text:span text:style-name="T64">)-[:</text:span><text:span text:style-name="T72">SOCIJALNI</text:span><text:span text:style-name="T64">_</text:span><text:span text:style-name="T72">RADNIK</text:span><text:span text:style-name="T64">]-&gt;(</text:span><text:span text:style-name="T73">czs</text:span><text:span text:style-name="T71">s1</text:span><text:span text:style-name="T64">)</text:span></text:p>
      <text:p text:style-name="P13"/>
      <text:p text:style-name="P13"/>
      <text:p text:style-name="P48">// Povezivanje osobe s lokacijom</text:p>
      <text:p text:style-name="P46">MATCH (o:Osoba), (u:Ulica)</text:p>
      <text:p text:style-name="P46">WHERE o.ulica=u.id_ulica</text:p>
      <text:p text:style-name="P46">CREATE (o)-[r:ZIVI_NA]-&gt;(u)</text:p>
      <text:p text:style-name="P47">RETURN type(r)</text:p>
      <text:p text:style-name="P14"/>
      <text:p text:style-name="P35"><text:span text:style-name="T39">// Kreiranje </text:span><text:span text:style-name="T40">rand</text:span></text:p>
      <text:p text:style-name="P23">randomUuid()</text:p>
      <text:p text:style-name="P15"/>
      <text:p text:style-name="P19">// Brisanje svih podataka</text:p>
      <text:p text:style-name="P51">MATCH (n)</text:p>
      <text:p text:style-name="P51">DETACH DELETE n</text:p>
      <text:p text:style-name="P51"/>
      <text:p text:style-name="P52">// Vizualizacija<text:span text:style-name="T79"> SHEME</text:span></text:p>
      <text:p text:style-name="P45">CALL db.schema.visualiz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06:06:18.769906992</meta:creation-date>
    <dc:date>2022-06-20T09:23:34.496872697</dc:date>
    <meta:editing-duration>PT3H52M39S</meta:editing-duration>
    <meta:editing-cycles>43</meta:editing-cycles>
    <meta:generator>LibreOffice/6.4.7.2$Linux_X86_64 LibreOffice_project/40$Build-2</meta:generator>
    <meta:document-statistic meta:table-count="0" meta:image-count="0" meta:object-count="0" meta:page-count="2" meta:paragraph-count="104" meta:word-count="310" meta:character-count="4255" meta:non-whitespace-character-count="4045"/>
  </office:meta>
</office:document-meta>
</file>